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1.9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99">
      <style:map style:condition="cell-content()=1" style:apply-style-name="Green" style:base-cell-address="Sheet1.C6"/>
    </style:style>
    <style:style style:name="ce4" style:family="table-cell" style:parent-style-name="Default">
      <style:map style:condition="cell-content()=1" style:apply-style-name="Green" style:base-cell-address="Sheet1.C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3"/>
        <table:table-column table:style-name="co4" table:number-columns-repeated="2" table:default-cell-style-name="ce3"/>
        <table:table-column table:style-name="co4" table:number-columns-repeated="1014" table:default-cell-style-name="Default"/>
        <table:table-row table:style-name="ro1">
          <table:table-cell table:style-name="ce1" office:value-type="string">
            <text:p>Checkliste für Gegenstände</text:p>
          </table:table-cell>
          <table:table-cell/>
          <table:table-cell table:style-name="Default" table:number-columns-repeated="8"/>
          <table:table-cell table:number-columns-repeated="1014"/>
        </table:table-row>
        <table:table-row table:style-name="ro2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2">
          <table:table-cell office:value-type="string" table:number-columns-spanned="8" table:number-rows-spanned="1">
            <text:p>Die Liste dient der Überprüfung, ob ein Item benutzbar ist oder ob noch etwas getan werden muss. Die Liste dient der Erfassung des Entwicklungsstandes je Item.</text:p>
          </table:table-cell>
          <table:covered-table-cell/>
          <table:covered-table-cell table:number-columns-repeated="6" table:style-name="Default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2" table:number-columns-repeated="3"/>
          <table:table-cell table:style-name="ce5" office:value-type="string" table:number-columns-spanned="2" table:number-rows-spanned="1">
            <text:p>Label</text:p>
          </table:table-cell>
          <table:covered-table-cell table:style-name="ce2"/>
          <table:table-cell table:style-name="ce5" office:value-type="string" table:number-columns-spanned="2" table:number-rows-spanned="1">
            <text:p>Rezept</text:p>
          </table:table-cell>
          <table:covered-table-cell table:style-name="ce2"/>
          <table:table-cell table:style-name="ce2"/>
          <table:table-cell table:style-name="ce2" office:value-type="string">
            <text:p>(place_result)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Gruppe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Icon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de</text:p>
          </table:table-cell>
          <table:table-cell table:style-name="ce2" office:value-type="string">
            <text:p>baubar</text:p>
          </table:table-cell>
          <table:table-cell table:style-name="ce2" office:value-type="string">
            <text:p>Zutat</text:p>
          </table:table-cell>
          <table:table-cell table:style-name="ce2" office:value-type="string">
            <text:p>TechTree</text:p>
          </table:table-cell>
          <table:table-cell table:style-name="ce2" office:value-type="string">
            <text:p>Entity</text:p>
          </table:table-cell>
          <table:table-cell table:style-name="ce2" office:value-type="string">
            <text:p>Entity-Graphic</text:p>
          </table:table-cell>
          <table:table-cell table:style-name="ce2" table:number-columns-repeated="1014"/>
        </table:table-row>
        <table:table-row table:style-name="ro3">
          <table:table-cell office:value-type="string">
            <text:p>intermediate-product</text:p>
          </table:table-cell>
          <table:table-cell office:value-type="string">
            <text:p>basic-catalysator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intermediate-product</text:p>
          </table:table-cell>
          <table:table-cell office:value-type="string">
            <text:p>advanced-catalysator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intermediate-product</text:p>
          </table:table-cell>
          <table:table-cell office:value-type="string">
            <text:p>complex-catalysator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intermediate-product</text:p>
          </table:table-cell>
          <table:table-cell office:value-type="string">
            <text:p>synth-diamond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intermediate-product</text:p>
          </table:table-cell>
          <table:table-cell office:value-type="string">
            <text:p>diamond-dus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intermediate-product</text:p>
          </table:table-cell>
          <table:table-cell office:value-type="string">
            <text:p>drill-bi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intermediate-product</text:p>
          </table:table-cell>
          <table:table-cell office:value-type="string">
            <text:p>diamond-drill-bi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intermediate-product</text:p>
          </table:table-cell>
          <table:table-cell office:value-type="string">
            <text:p>technical-ceramic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commented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inserter</text:p>
          </table:table-cell>
          <table:table-cell office:value-type="string">
            <text:p>long-handed-filter-inserter</text:p>
          </table:table-cell>
          <table:table-cell table:number-columns-repeated="4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1014"/>
        </table:table-row>
        <table:table-row table:style-name="ro3">
          <table:table-cell office:value-type="string">
            <text:p>ore-machine</text:p>
          </table:table-cell>
          <table:table-cell office:value-type="string">
            <text:p>impact-mill</text:p>
          </table:table-cell>
          <table:table-cell table:number-columns-repeated="4" office:value-type="boolean" office:boolean-value="true">
            <text:p>WAHR</text:p>
          </table:table-cell>
          <table:table-cell office:value-type="string">
            <text:p>-</text:p>
          </table:table-cell>
          <table:table-cell table:number-columns-repeated="3" office:value-type="boolean" office:boolean-value="true">
            <text:p>WAHR</text:p>
          </table:table-cell>
          <table:table-cell table:number-columns-repeated="1014"/>
        </table:table-row>
        <table:table-row table:style-name="ro3">
          <table:table-cell office:value-type="string">
            <text:p>ore-machine</text:p>
          </table:table-cell>
          <table:table-cell office:value-type="string">
            <text:p>coke-oven</text:p>
          </table:table-cell>
          <table:table-cell office:value-type="string">
            <text:p>improv.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office:value-type="string">
            <text:p>improv.</text:p>
          </table:table-cell>
          <table:table-cell table:number-columns-repeated="1014"/>
        </table:table-row>
        <table:table-row table:style-name="ro3">
          <table:table-cell office:value-type="string">
            <text:p>ore-machine</text:p>
          </table:table-cell>
          <table:table-cell office:value-type="string">
            <text:p>separator</text:p>
          </table:table-cell>
          <table:table-cell table:number-columns-repeated="4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1014"/>
        </table:table-row>
        <table:table-row table:style-name="ro3">
          <table:table-cell office:value-type="string">
            <text:p>ore-machine</text:p>
          </table:table-cell>
          <table:table-cell office:value-type="string">
            <text:p>electric-mining-drill-mk2</text:p>
          </table:table-cell>
          <table:table-cell office:value-type="string">
            <text:p>improv.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1014"/>
        </table:table-row>
        <table:table-row table:style-name="ro3">
          <table:table-cell office:value-type="string">
            <text:p>ore-machine</text:p>
          </table:table-cell>
          <table:table-cell office:value-type="string">
            <text:p>pyrolysis-plant</text:p>
          </table:table-cell>
          <table:table-cell table:number-columns-repeated="3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1014"/>
        </table:table-row>
        <table:table-row table:style-name="ro3">
          <table:table-cell office:value-type="string">
            <text:p>ore-machine</text:p>
          </table:table-cell>
          <table:table-cell office:value-type="string">
            <text:p>mixing-plant</text:p>
          </table:table-cell>
          <table:table-cell table:number-columns-repeated="4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1014"/>
        </table:table-row>
        <table:table-row table:style-name="ro3">
          <table:table-cell office:value-type="string">
            <text:p>ore-machine</text:p>
          </table:table-cell>
          <table:table-cell office:value-type="string">
            <text:p>multi-fuel-boiler</text:p>
          </table:table-cell>
          <table:table-cell table:number-columns-repeated="4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1014"/>
        </table:table-row>
        <table:table-row table:style-name="ro3">
          <table:table-cell office:value-type="string">
            <text:p>raw-material</text:p>
          </table:table-cell>
          <table:table-cell office:value-type="string">
            <text:p>char-coal</text:p>
          </table:table-cell>
          <table:table-cell office:value-type="boolean" office:boolean-value="false">
            <text:p>FALSCH</text:p>
          </table:table-cell>
          <table:table-cell table:number-columns-repeated="3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material</text:p>
          </table:table-cell>
          <table:table-cell office:value-type="string">
            <text:p>briquette-char-coal</text:p>
          </table:table-cell>
          <table:table-cell office:value-type="boolean" office:boolean-value="false">
            <text:p>FALSCH</text:p>
          </table:table-cell>
          <table:table-cell table:number-columns-repeated="3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material</text:p>
          </table:table-cell>
          <table:table-cell office:value-type="string">
            <text:p>wood-char</text:p>
          </table:table-cell>
          <table:table-cell office:value-type="boolean" office:boolean-value="false">
            <text:p>FALSCH</text:p>
          </table:table-cell>
          <table:table-cell table:number-columns-repeated="4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material</text:p>
          </table:table-cell>
          <table:table-cell office:value-type="string">
            <text:p>briquett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material</text:p>
          </table:table-cell>
          <table:table-cell office:value-type="string">
            <text:p>cok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material</text:p>
          </table:table-cell>
          <table:table-cell office:value-type="string">
            <text:p>coal-dus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material</text:p>
          </table:table-cell>
          <table:table-cell office:value-type="string">
            <text:p>char-dust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material</text:p>
          </table:table-cell>
          <table:table-cell office:value-type="string">
            <text:p>coke-dus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material</text:p>
          </table:table-cell>
          <table:table-cell office:value-type="string">
            <text:p>copper-dust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3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material</text:p>
          </table:table-cell>
          <table:table-cell office:value-type="string">
            <text:p>iron-dust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3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material</text:p>
          </table:table-cell>
          <table:table-cell office:value-type="string">
            <text:p>silicate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material</text:p>
          </table:table-cell>
          <table:table-cell office:value-type="string">
            <text:p>calciumcarbonate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material</text:p>
          </table:table-cell>
          <table:table-cell office:value-type="string">
            <text:p>alien-remains</text:p>
          </table:table-cell>
          <table:table-cell table:number-columns-repeated="3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material</text:p>
          </table:table-cell>
          <table:table-cell office:value-type="string">
            <text:p>bitumen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material</text:p>
          </table:table-cell>
          <table:table-cell office:value-type="string">
            <text:p>nickel-plat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material</text:p>
          </table:table-cell>
          <table:table-cell office:value-type="string">
            <text:p>platinum-plate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material</text:p>
          </table:table-cell>
          <table:table-cell office:value-type="string">
            <text:p>palladium-plat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material</text:p>
          </table:table-cell>
          <table:table-cell office:value-type="string">
            <text:p>steel-alloy-plate</text:p>
          </table:table-cell>
          <table:table-cell table:number-columns-repeated="3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material</text:p>
          </table:table-cell>
          <table:table-cell office:value-type="string">
            <text:p>amorph-steel-plate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material</text:p>
          </table:table-cell>
          <table:table-cell office:value-type="string">
            <text:p>chrome-plate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material?</text:p>
          </table:table-cell>
          <table:table-cell office:value-type="string">
            <text:p>package-apatit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resource</text:p>
          </table:table-cell>
          <table:table-cell office:value-type="string">
            <text:p>raw-sand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autoplace+WAHR</text:p>
          </table:table-cell>
          <table:table-cell table:number-columns-repeated="2" office:value-type="boolean" office:boolean-value="false">
            <text:p>FALSCH</text:p>
          </table:table-cell>
          <table:table-cell office:value-type="string">
            <text:p>resource</text:p>
          </table:table-cell>
          <table:table-cell office:value-type="boolean" office:boolean-value="true">
            <text:p>WAHR</text:p>
          </table:table-cell>
          <table:table-cell table:number-columns-repeated="1014"/>
        </table:table-row>
        <table:table-row table:style-name="ro3">
          <table:table-cell office:value-type="string">
            <text:p>raw-resource</text:p>
          </table:table-cell>
          <table:table-cell office:value-type="string">
            <text:p>raw-sulfur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autoplace+WAHR</text:p>
          </table:table-cell>
          <table:table-cell table:number-columns-repeated="2" office:value-type="boolean" office:boolean-value="false">
            <text:p>FALSCH</text:p>
          </table:table-cell>
          <table:table-cell office:value-type="string">
            <text:p>resource</text:p>
          </table:table-cell>
          <table:table-cell office:value-type="boolean" office:boolean-value="true">
            <text:p>WAHR</text:p>
          </table:table-cell>
          <table:table-cell table:number-columns-repeated="1014"/>
        </table:table-row>
        <table:table-row table:style-name="ro3">
          <table:table-cell office:value-type="string">
            <text:p>raw-resource</text:p>
          </table:table-cell>
          <table:table-cell office:value-type="string">
            <text:p>nickel-ore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autoplace+WAHR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string">
            <text:p>resource</text:p>
          </table:table-cell>
          <table:table-cell office:value-type="boolean" office:boolean-value="true">
            <text:p>WAHR</text:p>
          </table:table-cell>
          <table:table-cell table:number-columns-repeated="1014"/>
        </table:table-row>
        <table:table-row table:style-name="ro3">
          <table:table-cell office:value-type="string">
            <text:p>raw-resource</text:p>
          </table:table-cell>
          <table:table-cell office:value-type="string">
            <text:p>platinum-ore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autoplace+WAHR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string">
            <text:p>resource</text:p>
          </table:table-cell>
          <table:table-cell office:value-type="boolean" office:boolean-value="true">
            <text:p>WAHR</text:p>
          </table:table-cell>
          <table:table-cell table:number-columns-repeated="1014"/>
        </table:table-row>
        <table:table-row table:style-name="ro3">
          <table:table-cell office:value-type="string">
            <text:p>raw-resource</text:p>
          </table:table-cell>
          <table:table-cell office:value-type="string">
            <text:p>platinum-ston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resource</text:p>
          </table:table-cell>
          <table:table-cell office:value-type="string">
            <text:p>oil-shale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autoplace+WAHR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string">
            <text:p>resource</text:p>
          </table:table-cell>
          <table:table-cell office:value-type="boolean" office:boolean-value="true">
            <text:p>WAHR</text:p>
          </table:table-cell>
          <table:table-cell table:number-columns-repeated="1014"/>
        </table:table-row>
        <table:table-row table:style-name="ro3">
          <table:table-cell office:value-type="string">
            <text:p>raw-resource</text:p>
          </table:table-cell>
          <table:table-cell office:value-type="string">
            <text:p>oil-sand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autoplace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string">
            <text:p>resource</text:p>
          </table:table-cell>
          <table:table-cell office:value-type="boolean" office:boolean-value="true">
            <text:p>WAHR</text:p>
          </table:table-cell>
          <table:table-cell table:number-columns-repeated="1014"/>
        </table:table-row>
        <table:table-row table:style-name="ro3">
          <table:table-cell office:value-type="string">
            <text:p>raw-resource</text:p>
          </table:table-cell>
          <table:table-cell office:value-type="string">
            <text:p>nickel-nugge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resource</text:p>
          </table:table-cell>
          <table:table-cell office:value-type="string">
            <text:p>copper-nugge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resource</text:p>
          </table:table-cell>
          <table:table-cell office:value-type="string">
            <text:p>iron-nugge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resource</text:p>
          </table:table-cell>
          <table:table-cell office:value-type="string">
            <text:p>palladium-or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resource</text:p>
          </table:table-cell>
          <table:table-cell office:value-type="string">
            <text:p>apatit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resource</text:p>
          </table:table-cell>
          <table:table-cell office:value-type="string">
            <text:p>baked-apatit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resource</text:p>
          </table:table-cell>
          <table:table-cell office:value-type="string">
            <text:p>phosphor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raw-resource</text:p>
          </table:table-cell>
          <table:table-cell office:value-type="string">
            <text:p>chromit-or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smelting-machine</text:p>
          </table:table-cell>
          <table:table-cell office:value-type="string">
            <text:p>laser-furnace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1014"/>
        </table:table-row>
        <table:table-row table:style-name="ro3">
          <table:table-cell office:value-type="string">
            <text:p>smelting-machine</text:p>
          </table:table-cell>
          <table:table-cell office:value-type="string">
            <text:p>blast-furnace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1014"/>
        </table:table-row>
        <table:table-row table:style-name="ro3">
          <table:table-cell office:value-type="string">
            <text:p>terrain</text:p>
          </table:table-cell>
          <table:table-cell office:value-type="string">
            <text:p>powerline-concrete</text:p>
          </table:table-cell>
          <table:table-cell table:number-columns-repeated="4" office:value-type="boolean" office:boolean-value="true">
            <text:p>WAHR</text:p>
          </table:table-cell>
          <table:table-cell table:style-name="ce4"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1014"/>
        </table:table-row>
        <table:table-row table:style-name="ro3">
          <table:table-cell office:value-type="string">
            <text:p>terrain</text:p>
          </table:table-cell>
          <table:table-cell office:value-type="string">
            <text:p>powerline-concrete-pole</text:p>
          </table:table-cell>
          <table:table-cell table:number-columns-repeated="6" table:style-name="ce4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tool</text:p>
          </table:table-cell>
          <table:table-cell office:value-type="string">
            <text:p>hard-steel-axe</text:p>
          </table:table-cell>
          <table:table-cell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table:style-name="ce4"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tool</text:p>
          </table:table-cell>
          <table:table-cell office:value-type="string">
            <text:p>hand-drill-mk1</text:p>
          </table:table-cell>
          <table:table-cell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table:style-name="ce4"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tool</text:p>
          </table:table-cell>
          <table:table-cell office:value-type="string">
            <text:p>hand-drill-mk2</text:p>
          </table:table-cell>
          <table:table-cell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table:style-name="ce4"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tool</text:p>
          </table:table-cell>
          <table:table-cell office:value-type="string">
            <text:p>hand-drill-mk3</text:p>
          </table:table-cell>
          <table:table-cell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table:style-name="ce4"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3" table:number-rows-repeated="4">
          <table:table-cell table:number-columns-repeated="2"/>
          <table:table-cell table:style-name="ce4" table:number-columns-repeated="6"/>
          <table:table-cell table:number-columns-repeated="1016"/>
        </table:table-row>
        <table:table-row table:style-name="ro3">
          <table:table-cell table:number-columns-repeated="2"/>
          <table:table-cell table:style-name="ce4" table:number-columns-repeated="6"/>
          <table:table-cell table:style-name="Default" table:number-columns-repeated="2"/>
          <table:table-cell table:number-columns-repeated="101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fe7f5"/>
    </style:style>
    <style:style style:name="Green" style:family="table-cell" style:parent-style-name="Default">
      <style:table-cell-properties fo:background-color="#ccff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28.01.2017</text:date>, <text:time>15:3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7-01-28T12:34:26.55</meta:creation-date>
    <dc:date>2017-01-28T15:31:00.07</dc:date>
    <dc:creator>Daniel </dc:creator>
    <meta:editing-duration>PT2H56M31S</meta:editing-duration>
    <meta:editing-cycles>7</meta:editing-cycles>
    <meta:generator>OpenOffice/4.1.3$Win32 OpenOffice.org_project/413m1$Build-9783</meta:generator>
    <meta:document-statistic meta:table-count="3" meta:cell-count="615" meta:object-count="0"/>
  </office:meta>
</office:document-meta>
</file>